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aa711" officeooo:paragraph-rsid="001aa711"/>
    </style:style>
    <style:style style:name="P2" style:family="paragraph" style:parent-style-name="Text_20_body">
      <style:text-properties officeooo:rsid="001aa711" officeooo:paragraph-rsid="001aa711"/>
    </style:style>
    <style:style style:name="P3" style:family="paragraph" style:parent-style-name="Title">
      <style:text-properties officeooo:rsid="001aa711" officeooo:paragraph-rsid="001aa711"/>
    </style:style>
    <style:style style:name="P4" style:family="paragraph" style:parent-style-name="Text_20_body">
      <style:text-properties officeooo:rsid="005f0013" officeooo:paragraph-rsid="005f0013"/>
    </style:style>
    <style:style style:name="P5" style:family="paragraph" style:parent-style-name="Text_20_body">
      <style:text-properties fo:font-style="normal" officeooo:rsid="00573913" officeooo:paragraph-rsid="00573913" style:font-style-asian="normal" style:font-style-complex="normal" loext:padding="0cm" loext:border="none"/>
    </style:style>
    <style:style style:name="P6" style:family="paragraph" style:parent-style-name="Heading_20_1">
      <style:paragraph-properties fo:break-before="page"/>
      <style:text-properties officeooo:rsid="005f0013" officeooo:paragraph-rsid="005f0013"/>
    </style:style>
    <style:style style:name="P7" style:family="paragraph" style:parent-style-name="Text_20_body">
      <style:text-properties officeooo:rsid="00626104" officeooo:paragraph-rsid="00626104"/>
    </style:style>
    <style:style style:name="P8" style:family="paragraph" style:parent-style-name="Text_20_body">
      <style:text-properties officeooo:rsid="00650167" officeooo:paragraph-rsid="00650167"/>
    </style:style>
    <style:style style:name="T1" style:family="text">
      <style:text-properties officeooo:rsid="00256bac"/>
    </style:style>
    <style:style style:name="T2" style:family="text">
      <style:text-properties officeooo:rsid="00607a42"/>
    </style:style>
    <style:style style:name="T3" style:family="text">
      <style:text-properties officeooo:rsid="00630c34"/>
    </style:style>
    <style:style style:name="T4" style:family="text">
      <style:text-properties officeooo:rsid="00649412"/>
    </style:style>
    <style:style style:name="T5" style:family="text">
      <style:text-properties officeooo:rsid="006501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UM2 - <text:span text:style-name="T1">VT23</text:span></text:p>
      <text:p text:style-name="P1">David Jepsson 19920125-5271</text:p>
      <text:p text:style-name="P2"/>
      <text:p text:style-name="P2"/>
      <text:p text:style-name="P2"/>
      <text:h text:style-name="P6" text:outline-level="1">Uppgift</text:h>
      <text:p text:style-name="P4">Jag började med att ladda hem Eclipse från hemsidan, samt installerade programmet på min dator. Jag skapade ett nytt projekt i Eclipse, via guiden ”Creating a C/C++ project” <text:span text:style-name="T2">samt ”importing files to the project” </text:span>som fanns inbyggt i Eclipse. </text:p>
      <text:p text:style-name="P7">Jag <text:span text:style-name="T3">skapade tre foldrar, src, lib och includes. </text:span><text:span text:style-name="T4">I src, så placerade jag main.c filen. I </text:span><text:span text:style-name="T5">include</text:span><text:span text:style-name="T4"> placerade jag libcomponent.h, libpower.h samt libresistance.h. </text:span><text:span text:style-name="T5">I includes mappen så placerade jag ….</text:span></text:p>
      <text:p text:style-name="P7"/>
      <text:p text:style-name="P8">Jag konfigurerade build Settings enligt instruktionerna i canvas, där jag lagt till sökvägen för projektet under ”Includes” och kopplat projektet till de tre filerna som jag lagt till i lib foldern, plus ”m” och ”electrotest” libraries. </text:p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2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4">
      <number:month number:calendar="jewish" number:style="long" number:textual="true"/>
      <number:text> </number:text>
      <number:day number:calendar="jewish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8">
      <number:month number:calendar="jewish" number:style="long" number:textual="true"/>
    </number:date-style>
    <number:currency-style style:name="N11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7P0"/>
    </number:currency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currency-style style:name="N11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date-style style:name="N10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27:05.578093130</meta:creation-date>
    <dc:date>2023-05-26T15:09:06.793470517</dc:date>
    <meta:editing-duration>PT3H46M1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2" meta:paragraph-count="6" meta:word-count="112" meta:character-count="721" meta:non-whitespace-character-count="613"/>
  </office:meta>
</office:document-meta>
</file>